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09FF764F5FDB89D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31cm" fo:min-width="0cm" draw:shadow="hidden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068cm" fo:min-width="6.612cm" draw:shadow="hidden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b2b2b2"/>
    </style:style>
    <style:style style:name="P2" style:family="paragraph">
      <loext:graphic-properties draw:fill="none" draw:fill-color="#ffffff"/>
      <style:text-properties fo:color="#b2b2b2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2" draw:layer="layout" svg:width="24.886cm" svg:height="19.56cm" svg:x="2.286cm" svg:y="4.064cm">
          <draw:text-box>
            <text:p text:style-name="P1">int LED=9; //Das Wort „LED“ steht jetzt für den Wert 9.</text:p>
            <text:p text:style-name="P1"/>
            <text:p text:style-name="P1">int helligkeit= 0; //Das Wort „helligkeit“ steht nun für den Wert, der bei der PWM ausgegeben wird. Die Zahl 0 ist dabei nur ein beliebiger Startwert.</text:p>
            <text:p text:style-name="P1"/>
            <text:p text:style-name="P1">int fadeschritte= 5; //fadeschritte: bestimmt die Geschwindigkeit des „fadens“.</text:p>
            <text:p text:style-name="P1"/>
            <text:p text:style-name="P1">void setup()//Hier beginnt das Setup.</text:p>
            <text:p text:style-name="P1">{</text:p>
            <text:p text:style-name="P1">pinMode(LED, OUTPUT);//Der Pin mit der LED (Pin9) ist ein Ausgang</text:p>
            <text:p text:style-name="P1">}</text:p>
            <text:p text:style-name="P1"/>
            <text:p text:style-name="P1">void loop()</text:p>
            <text:p text:style-name="P1">{</text:p>
            <text:p text:style-name="P1">analogWrite(LED, helligkeit);</text:p>
            <text:p text:style-name="P1">helligkeit = helligkeit + fades</text:p>
            <text:p text:style-name="P1"/>
            <text:p text:style-name="P1"/>
          </draw:text-box>
        </draw:frame>
        <draw:frame presentation:style-name="pr1" draw:layer="layout" svg:width="19.5cm" svg:height="2.813cm" svg:x="1.4cm" svg:y="0.494cm" presentation:class="title" presentation:user-transformed="true">
          <draw:text-box>
            <text:p>Wie sieht es mit Ihren Vorkenntnissen aus?</text:p>
          </draw:text-box>
        </draw:frame>
        <draw:custom-shape draw:style-name="gr2" draw:text-style-name="P3" draw:layer="layout" svg:width="7.112cm" svg:height="4.318cm" svg:x="19.812cm" svg:y="4.318cm">
          <text:p text:style-name="P3">Ich programmiere</text:p>
          <text:p text:style-name="P3">seit meinem 5.</text:p>
          <text:p text:style-name="P3"><text:s/>Lebensjahr eingebettete </text:p>
          <text:p text:style-name="P3">System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12cm" svg:height="4.318cm" svg:x="19.804cm" svg:y="4.318cm">
          <text:p text:style-name="P3">Ich programmiere</text:p>
          <text:p text:style-name="P3">seit meinem 5.</text:p>
          <text:p text:style-name="P3"><text:s/>Lebensjahr eingebettete </text:p>
          <text:p text:style-name="P3">System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12cm" svg:height="4.318cm" svg:x="13.97cm" svg:y="7.112cm">
          <text:p text:style-name="P3">Ich habe einige </text:p>
          <text:p text:style-name="P3">Erfahrungen mit Arduinos</text:p>
          <text:p text:style-name="P3">Raspberry Pi’s etc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12cm" svg:height="4.318cm" svg:x="7.366cm" svg:y="9.652cm">
          <text:p text:style-name="P3">Habe im Informatik-</text:p>
          <text:p text:style-name="P3">unterricht immer </text:p>
          <text:p text:style-name="P3">gut aufgepas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12cm" svg:height="4.318cm" svg:x="7.366cm" svg:y="9.652cm">
          <text:p text:style-name="P3">Habe im Informatik-</text:p>
          <text:p text:style-name="P3">unterricht immer </text:p>
          <text:p text:style-name="P3">gut aufgepas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12cm" svg:height="4.318cm" svg:x="0.762cm" svg:y="10.922cm">
          <text:p text:style-name="P3">Sehe mich eher als</text:p>
          <text:p text:style-name="P3">Mathematiker als </text:p>
          <text:p text:style-name="P3">Informatiker :-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9FF764F5FDB89D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07:28:56.472077891</meta:creation-date>
    <meta:editing-duration>PT8M21S</meta:editing-duration>
    <meta:editing-cycles>2</meta:editing-cycles>
    <meta:generator>LibreOffice/6.4.6.2$Linux_X86_64 LibreOffice_project/40$Build-2</meta:generator>
    <dc:title>Bright Blue</dc:title>
    <dc:date>2021-03-31T07:37:17.993757412</dc:date>
    <meta:document-statistic meta:object-count="32"/>
  </office:meta>
</office:document-meta>
</file>